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b9e" officeooo:paragraph-rsid="00190b9e"/>
    </style:style>
    <style:style style:name="P2" style:family="paragraph" style:parent-style-name="Standard">
      <style:text-properties officeooo:rsid="00190b9e" officeooo:paragraph-rsid="00190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selenium import webdriver</text:p>
      <text:p text:style-name="P1"/>
      <text:p text:style-name="P1"/>
      <text:p text:style-name="P1">driver = webdriver.Chrome('/home/saket/Downloads/chromedriver') </text:p>
      <text:p text:style-name="P1">driver.get('https://web.whatsapp.com/')</text:p>
      <text:p text:style-name="P1"/>
      <text:p text:style-name="P1"/>
      <text:p text:style-name="P1">name = input('Enter the name of user or group : ')</text:p>
      <text:p text:style-name="P1">msg = input('Enter your message : ')</text:p>
      <text:p text:style-name="P1">count = int(input('Enter the count : '))</text:p>
      <text:p text:style-name="P1"/>
      <text:p text:style-name="P1"/>
      <text:p text:style-name="P1">input('Enter anything after scanning QR code')</text:p>
      <text:p text:style-name="P1"/>
      <text:p text:style-name="P1"/>
      <text:p text:style-name="P1">driver.find_element_by_xpath('//span[@title= "{}"]'.format(name)).click()</text:p>
      <text:p text:style-name="P1">msg_box = driver.find_element_by_class_name('_2WovP')</text:p>
      <text:p text:style-name="P1">for i in range(count):</text:p>
      <text:p text:style-name="P1"><text:s text:c="4"/>msg_box.send_keys(msg)</text:p>
      <text:p text:style-name="P1"><text:s text:c="4"/>button = driver.find_element_by_class_name('_35EW6')</text:p>
      <text:p text:style-name="P1"><text:s text:c="4"/>button.cli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9:36:22.244042865</meta:creation-date>
    <dc:date>2020-05-10T16:19:46.694074426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3" meta:character-count="553" meta:non-whitespace-character-count="500"/>
  </office:meta>
</office:document-meta>
</file>